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" svg:font-family="'DejaVu Sans'" style:font-family-generic="swiss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officeooo:rsid="00087ffd" officeooo:paragraph-rsid="00087ffd"/>
    </style:style>
    <style:style style:name="P2" style:family="paragraph" style:parent-style-name="Standard">
      <style:text-properties officeooo:rsid="000b0b90" officeooo:paragraph-rsid="000b0b90"/>
    </style:style>
    <style:style style:name="P3" style:family="paragraph" style:parent-style-name="Standard">
      <style:text-properties officeooo:rsid="000b1486" officeooo:paragraph-rsid="000b1486"/>
    </style:style>
    <style:style style:name="P4" style:family="paragraph" style:parent-style-name="Standard">
      <style:text-properties officeooo:paragraph-rsid="000b1486"/>
    </style:style>
    <style:style style:name="T1" style:family="text">
      <style:text-properties officeooo:rsid="000a01e3"/>
    </style:style>
    <style:style style:name="T2" style:family="text">
      <style:text-properties officeooo:rsid="000b1486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c9e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riculum vitae : Découvrez l’ensemble de mes compétences ainsi que mon projet professionnel.</text:p>
      <text:p text:style-name="P1"/>
      <text:p text:style-name="P1">Loisirs : <text:span text:style-name="T1">Les cours sont terminés ! Découvrez mes passions et activités extrascolaires.</text:span></text:p>
      <text:p text:style-name="P1"/>
      <text:p text:style-name="P2">Contact : Un projet ? Un question ? Je vous réponds par mail grâce à un formulaire dédié.</text:p>
      <text:p text:style-name="P2"/>
      <text:p text:style-name="P3"/>
      <text:p text:style-name="P3"/>
      <text:p text:style-name="P3">Curriculum vitae anglais : Discover all my skills and my professional project.</text:p>
      <text:p text:style-name="P3"/>
      <text:p text:style-name="P4"><text:span text:style-name="T2">Loisirs anglais : Classes are over ! Discover my hobbies and </text:span><text:span text:style-name="T3">extra-curricular activities.</text:span></text:p>
      <text:p text:style-name="P4"><text:span text:style-name="T3"/></text:p>
      <text:p text:style-name="P3"><text:span text:style-name="T3">Contact: A project? A question? I </text:span><text:span text:style-name="T4">answer</text:span><text:span text:style-name="T3"> you through an email thanks to a dedicated form.</text:span></text:p>
      <text:p text:style-name="P3"><text:span text:style-name="T3"/></text:p>
      <text:p text:style-name="P3"><text:span text:style-name="T3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" svg:font-family="'DejaVu Sans'" style:font-family-generic="swiss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ans" fo:font-size="12pt" fo:language="fr" fo:country="FR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ans" fo:font-size="12pt" fo:language="fr" fo:country="FR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fo:font-size="14pt" style:font-name-asian="Lucida Sans Unicode" style:font-family-asian="'Lucida Sans Unicode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08:34:53.751299433</meta:creation-date>
    <dc:date>2019-03-25T08:56:49.311208282</dc:date>
    <meta:editing-duration>PT21M54S</meta:editing-duration>
    <meta:editing-cycles>6</meta:editing-cycles>
    <meta:generator>LibreOffice/6.0.3.2$Linux_X86_64 LibreOffice_project/00m0$Build-2</meta:generator>
    <meta:document-statistic meta:table-count="0" meta:image-count="0" meta:object-count="0" meta:page-count="1" meta:paragraph-count="6" meta:word-count="85" meta:character-count="526" meta:non-whitespace-character-count="447"/>
  </office:meta>
</office:document-meta>
</file>